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Orden Patrón Habilidades RIOT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Orden Patrón Vars RIOT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mbr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ef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resource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taPrincipal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ostBurn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in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ooldownBur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storia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effectBurn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MP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vars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adura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rangeBurn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maduraPorNivel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nioAtaque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nioAtaquePorNivel</text:p>
          </table:table-cell>
          <table:table-cell/>
          <table:table-cell office:value-type="string" calcext:value-type="string">
            <text:p>No se guarda BBDD!!!!!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Orden Patrón Pasiva RIOT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ngoAtaqu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ombr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taqu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anitizedTooltip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lAtaquePorNive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taPrincipal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it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itPorNivel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da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daPorNivel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gVida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VidaPorNivel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lMov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a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PorNivel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gMana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gManaPorNivel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Magica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MagicaPorNivel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ells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ssiv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12:48:25.545319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8-02T12:51:34.812010460</dc:date>
    <meta:editing-duration>PT11M9S</meta:editing-duration>
    <meta:editing-cycles>6</meta:editing-cycles>
    <meta:generator>LibreOffice/4.2.4.2$Linux_X86_64 LibreOffice_project/420m0$Build-2</meta:generator>
    <meta:document-statistic meta:table-count="1" meta:cell-count="95" meta:object-count="0"/>
  </office:meta>
</office:document-meta>
</file>